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use-window-font-color="true" fo:background-color="transparent"/>
    </style:style>
    <style:style style:name="P4" style:family="paragraph" style:parent-style-name="Standard">
      <style:paragraph-properties style:line-height-at-least="0.503cm" fo:background-color="transparent">
        <style:background-image/>
      </style:paragraph-properties>
      <style:text-properties style:use-window-font-color="true" fo:background-color="transparent"/>
    </style:style>
    <style:style style:name="P5" style:family="paragraph" style:parent-style-name="Standard">
      <style:paragraph-properties style:line-height-at-least="0.503cm" fo:background-color="transparent">
        <style:background-image/>
      </style:paragraph-properties>
      <style:text-properties style:use-window-font-color="true" style:font-name="Consolas" fo:font-size="10.5pt" fo:font-weight="normal" fo:background-color="transparent"/>
    </style:style>
    <style:style style:name="P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4pt" fo:background-color="transparent" style:font-size-asian="14pt" style:font-size-complex="14pt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6pt" fo:background-color="transparent" style:font-size-asian="16pt" style:font-size-complex="16pt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use-window-font-color="true" fo:font-weight="bold" fo:background-color="transparent" style:font-weight-asian="bold" style:font-weight-complex="bold"/>
    </style:style>
    <style:style style:name="T1" style:family="text">
      <style:text-properties fo:color="#569cd6"/>
    </style:style>
    <style:style style:name="T2" style:family="text">
      <style:text-properties fo:color="#d4d4d4" style:font-name="Consolas" fo:font-size="10.5pt" fo:font-weight="normal"/>
    </style:style>
    <style:style style:name="T3" style:family="text">
      <style:text-properties fo:color="#d4d4d4" style:font-name="Consolas" fo:font-size="10.5pt" fo:font-weight="normal" fo:background-color="#1e1e1e"/>
    </style:style>
    <style:style style:name="T4" style:family="text">
      <style:text-properties fo:color="#9cdcfe"/>
    </style:style>
    <style:style style:name="T5" style:family="text">
      <style:text-properties fo:color="#b5cea8"/>
    </style:style>
    <style:style style:name="T6" style:family="text">
      <style:text-properties fo:color="#ce9178"/>
    </style:style>
    <style:style style:name="T7" style:family="text">
      <style:text-properties fo:color="#d7ba7d"/>
    </style:style>
    <style:style style:name="T8" style:family="text">
      <style:text-properties fo:color="#808080"/>
    </style:style>
    <style:style style:name="T9" style:family="text">
      <style:text-properties fo:color="#dcdcaa"/>
    </style:style>
    <style:style style:name="T10" style:family="text">
      <style:text-properties fo:color="#4ec9b0"/>
    </style:style>
    <style:style style:name="T11" style:family="text">
      <style:text-properties fo:color="#c586c0"/>
    </style:style>
    <style:style style:name="T1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UTORIEL MEMORY GAME</text:p>
      <text:p text:style-name="P6">JAVASCRIPT VANILLA</text:p>
      <text:p text:style-name="P3"/>
      <text:p text:style-name="P8">¤ Création des fichiers ¤</text:p>
      <text:p text:style-name="P3">_ html (avec doctype, link css et js)</text:p>
      <text:p text:style-name="P3">_ css </text:p>
      <text:p text:style-name="P3"/>
      <text:p text:style-name="P5">* {</text:p>
      <text:p text:style-name="P5">margin: 0;</text:p>
      <text:p text:style-name="P5">padding: 0;</text:p>
      <text:p text:style-name="P5">box-sizing: border-box;</text:p>
      <text:p text:style-name="P5">}</text:p>
      <text:p text:style-name="P4"/>
      <text:p text:style-name="P5">body {</text:p>
      <text:p text:style-name="P5">height: 100vh;</text:p>
      <text:p text:style-name="P5">display: flex;</text:p>
      <text:p text:style-name="P5">background-color: MidnightBlue;</text:p>
      <text:p text:style-name="P4"><text:span text:style-name="T12">}</text:span></text:p>
      <text:p text:style-name="P3"/>
      <text:p text:style-name="P8">¤ Board HTML ¤</text:p>
      <text:p text:style-name="P5">&lt;section class="memory-game"&gt;</text:p>
      <text:p text:style-name="P5">&lt;div class="memory-card"&gt;</text:p>
      <text:p text:style-name="P5">&lt;img src="./images/angular.svg" alt="card front" class="front-face"&gt;</text:p>
      <text:p text:style-name="P5">&lt;img src="./images/js_badge.svg" alt="card back" class="back-face"&gt;</text:p>
      <text:p text:style-name="P5">&lt;/div&gt;</text:p>
      <text:p text:style-name="P3"/>
      <text:p text:style-name="P3"/>
      <text:p text:style-name="P8">¤ Board Styles ¤</text:p>
      <text:p text:style-name="P5">.memory-game {</text:p>
      <text:p text:style-name="P5">width: 640px;</text:p>
      <text:p text:style-name="P5">height: 640px;</text:p>
      <text:p text:style-name="P5">margin: auto;</text:p>
      <text:p text:style-name="P5">display: flex;</text:p>
      <text:p text:style-name="P5">flex-wrap: wrap;</text:p>
      <text:p text:style-name="P5">border: solid thin lime;</text:p>
      <text:p text:style-name="P5">}</text:p>
      <text:p text:style-name="P4"/>
      <text:p text:style-name="P5">.memory-card {</text:p>
      <text:p text:style-name="P5">position: relative;</text:p>
      <text:p text:style-name="P5">width: calc(25% - 10px);</text:p>
      <text:p text:style-name="P5">height: calc(33.33% - 10px);</text:p>
      <text:p text:style-name="P5">margin: 5px;</text:p>
      <text:p text:style-name="P5">border: solid thin aqua;</text:p>
      <text:p text:style-name="P5">}</text:p>
      <text:p text:style-name="P5">.memory-card:active {</text:p>
      <text:p text:style-name="P5">transform: scale(.97);</text:p>
      <text:p text:style-name="P5">transition: transform .2s;</text:p>
      <text:p text:style-name="P5">}</text:p>
      <text:p text:style-name="P4"/>
      <text:p text:style-name="P5">.front-face, .back-face {</text:p>
      <text:p text:style-name="P5">position: absolute;</text:p>
      <text:p text:style-name="P5"><text:soft-page-break/>width: 100%;</text:p>
      <text:p text:style-name="P5">height: 100%;</text:p>
      <text:p text:style-name="P5">padding: 20px;</text:p>
      <text:p text:style-name="P5">border-radius: 5px;</text:p>
      <text:p text:style-name="P5">background-color: lightblue;</text:p>
      <text:p text:style-name="P5">border: solid thin deeppink;</text:p>
      <text:p text:style-name="P5">}</text:p>
      <text:p text:style-name="P3"/>
      <text:p text:style-name="P8">⌨️ ¤ Flip Card ¤</text:p>
      <text:p text:style-name="P3">⌨️</text:p>
      <text:p text:style-name="P3">_ Js 1</text:p>
      <text:p text:style-name="P5">const cards = document.querySelectorAll('.memory-card');</text:p>
      <text:p text:style-name="P4"/>
      <text:p text:style-name="P5">function flicard() {</text:p>
      <text:p text:style-name="P5">console.log('clic');</text:p>
      <text:p text:style-name="P5">console.log(this);</text:p>
      <text:p text:style-name="P5">}</text:p>
      <text:p text:style-name="P4"/>
      <text:p text:style-name="P5">cards.forEach(card =&gt; card.addEventListener('click', flicard));</text:p>
      <text:p text:style-name="P3"/>
      <text:p text:style-name="P3">_ JS 2</text:p>
      <text:p text:style-name="P3"/>
      <text:p text:style-name="P5">const cards = document.querySelectorAll('.memory-card');</text:p>
      <text:p text:style-name="P4"/>
      <text:p text:style-name="P5">function flicard() {</text:p>
      <text:p text:style-name="P5">this.classList.toggle('flip');</text:p>
      <text:p text:style-name="P5">}</text:p>
      <text:p text:style-name="P4"/>
      <text:p text:style-name="P5">cards.forEach(card =&gt; card.addEventListener('click', flicard));</text:p>
      <text:p text:style-name="P3"/>
      <text:p text:style-name="P3">_ CSS</text:p>
      <text:p text:style-name="P5">.memory-card.flip {</text:p>
      <text:p text:style-name="P5">transform: rotateY(180deg);</text:p>
      <text:p text:style-name="P5">}</text:p>
      <text:p text:style-name="P3"/>
      <text:p text:style-name="P8">¤ 3d Effect ¤</text:p>
      <text:p text:style-name="P3"/>
      <text:p text:style-name="P5">.memory-game {</text:p>
      <text:p text:style-name="P5">perspective: 1000px;</text:p>
      <text:p text:style-name="P5">}</text:p>
      <text:p text:style-name="P5">.memory-card {</text:p>
      <text:p text:style-name="P5">transform-style: preserve-3d;</text:p>
      <text:p text:style-name="P5">transition: transform .5s;</text:p>
      <text:p text:style-name="P5">}</text:p>
      <text:p text:style-name="P5"/>
      <text:p text:style-name="P5">.front-face, .back-face {</text:p>
      <text:p text:style-name="P5">backface-visibility: hidden;</text:p>
      <text:p text:style-name="P5">}</text:p>
      <text:p text:style-name="P5">.front-face {</text:p>
      <text:p text:style-name="P5">transform: rotateY(180deg);</text:p>
      <text:p text:style-name="P5">}</text:p>
      <text:p text:style-name="P3"><text:soft-page-break/></text:p>
      <text:p text:style-name="P8">⌨️¤ Store Cards ¤</text:p>
      <text:p text:style-name="P3"/>
      <text:p text:style-name="P3">_ JS 1</text:p>
      <text:p text:style-name="P3"/>
      <text:p text:style-name="P5">let hasFlippedCard = false;</text:p>
      <text:p text:style-name="P5">let firstCard, secondCard;</text:p>
      <text:p text:style-name="P4"/>
      <text:p text:style-name="P5">function flicard() {</text:p>
      <text:p text:style-name="P5">this.classList.add('flip');</text:p>
      <text:p text:style-name="P4"/>
      <text:p text:style-name="P5">if (!hasFlippedCard) {</text:p>
      <text:p text:style-name="P5">//first clic</text:p>
      <text:p text:style-name="P5">hasFlippedCard = true;</text:p>
      <text:p text:style-name="P5">firstCard = this;</text:p>
      <text:p text:style-name="P4"/>
      <text:p text:style-name="P5">console.log({hasFlippedCard, firstCard});</text:p>
      <text:p text:style-name="P5">}</text:p>
      <text:p text:style-name="P5">}</text:p>
      <text:p text:style-name="P3"/>
      <text:p text:style-name="P3">_ JS 2</text:p>
      <text:p text:style-name="P5">firstCard = this;</text:p>
      <text:p text:style-name="P5">} else {</text:p>
      <text:p text:style-name="P5">//second clic</text:p>
      <text:p text:style-name="P5">hasFlippedCard = false;</text:p>
      <text:p text:style-name="P5">secondCard = this;</text:p>
      <text:p text:style-name="P4"/>
      <text:p text:style-name="P5">console.log({firstCard, secondCard});</text:p>
      <text:p text:style-name="P5">}</text:p>
      <text:p text:style-name="P3"/>
      <text:p text:style-name="P3">_ HTML</text:p>
      <text:p text:style-name="P5">&lt;div class="memory-card" data-framework="angular"&gt;</text:p>
      <text:p text:style-name="P3">nommer la data en fonction de la div</text:p>
      <text:p text:style-name="P3">_ JS (dans la condition)</text:p>
      <text:p text:style-name="P5">//do cards match?</text:p>
      <text:p text:style-name="P5">console.log(firstCard.dataset.framework);</text:p>
      <text:p text:style-name="P5">console.log(secondCard.dataset.framework);</text:p>
      <text:p text:style-name="P3"/>
      <text:p text:style-name="P8">¤ Match Cards ¤</text:p>
      <text:p text:style-name="P3"/>
      <text:p text:style-name="P3">_ JS 1</text:p>
      <text:p text:style-name="P5">//do cards match?</text:p>
      <text:p text:style-name="P5">if (firstCard.dataset.framework === secondCard.dataset.framework) {</text:p>
      <text:p text:style-name="P5">//it's a match !</text:p>
      <text:p text:style-name="P5">firstCard.removeEventListener('click',)</text:p>
      <text:p text:style-name="P5">secondCard.removeEventListener('click',)</text:p>
      <text:p text:style-name="P5">} else {</text:p>
      <text:p text:style-name="P5">//not a match</text:p>
      <text:p text:style-name="P5">firstCard.classList.remove('flip');</text:p>
      <text:p text:style-name="P5">secondCard.classList.remove('flip');</text:p>
      <text:p text:style-name="P5">}</text:p>
      <text:p text:style-name="P3"><text:soft-page-break/>_JS 2</text:p>
      <text:p text:style-name="P5">//not a match</text:p>
      <text:p text:style-name="P5">setTimeout(() =&gt; {</text:p>
      <text:p text:style-name="P5">firstCard.classList.remove('flip');</text:p>
      <text:p text:style-name="P5">secondCard.classList.remove('flip');</text:p>
      <text:p text:style-name="P5">}, 1500);</text:p>
      <text:p text:style-name="P3"/>
      <text:p text:style-name="P8">¤ Refactoring ¤</text:p>
      <text:p text:style-name="P3">_ voir fichier</text:p>
      <text:p text:style-name="P3"/>
      <text:p text:style-name="P8">⌨️ ¤ Lock Board ¤</text:p>
      <text:p text:style-name="P5">let lockBoard = false;</text:p>
      <text:p text:style-name="P5">function flipCard() {</text:p>
      <text:p text:style-name="P5">if (lockBoard) return;</text:p>
      <text:p text:style-name="P5">}</text:p>
      <text:p text:style-name="P5">function unflipCards() {</text:p>
      <text:p text:style-name="P5">lockBoard = true;</text:p>
      <text:p text:style-name="P5">.</text:p>
      <text:p text:style-name="P5">.</text:p>
      <text:p text:style-name="P5">.</text:p>
      <text:p text:style-name="P5">lockBoard = false;</text:p>
      <text:p text:style-name="P5">}, 1500);</text:p>
      <text:p text:style-name="P5">}</text:p>
      <text:p text:style-name="P3"/>
      <text:p text:style-name="P8">¤ Card Double Click ¤</text:p>
      <text:p text:style-name="P5">function flipCard() {</text:p>
      <text:p text:style-name="P5">if (this === firstCard) return;</text:p>
      <text:p text:style-name="P5"/>
      <text:p text:style-name="P3">_ Reset board</text:p>
      <text:p text:style-name="P5">function resetBoard() {</text:p>
      <text:p text:style-name="P5">[hasFlippedCard, lockBoard] = [false, false];</text:p>
      <text:p text:style-name="P5">[firstCard, secondCard] = [null, null];</text:p>
      <text:p text:style-name="P5">}</text:p>
      <text:p text:style-name="P5">function disableCards() {</text:p>
      <text:p text:style-name="P5">firstCard.removeEventListener('click', flipCard);</text:p>
      <text:p text:style-name="P5">secondCard.removeEventListener('click', flipCard);</text:p>
      <text:p text:style-name="P4"/>
      <text:p text:style-name="P5">resetBoard(); ~~ ~~</text:p>
      <text:p text:style-name="P5">}</text:p>
      <text:p text:style-name="P4"/>
      <text:p text:style-name="P5">function unflipCards() {</text:p>
      <text:p text:style-name="P5">lockBoard = true;</text:p>
      <text:p text:style-name="P4"/>
      <text:p text:style-name="P5">setTimeout(() =&gt; {</text:p>
      <text:p text:style-name="P5">firstCard.classList.remove('flip');</text:p>
      <text:p text:style-name="P5">secondCard.classList.remove('flip');</text:p>
      <text:p text:style-name="P4"/>
      <text:p text:style-name="P5">resetBoard(); ~~ ~~</text:p>
      <text:p text:style-name="P5">}, 1500);</text:p>
      <text:p text:style-name="P5">}</text:p>
      <text:p text:style-name="P3"/>
      <text:p text:style-name="P8"><text:soft-page-break/>¤ Shuffling ¤</text:p>
      <text:p text:style-name="P2">(<text:span text:style-name="T1">function</text:span> <text:span text:style-name="T9">shuffle</text:span>() {</text:p>
      <text:p text:style-name="P1"><text:span text:style-name="T4">cards</text:span>.<text:span text:style-name="T9">forEach</text:span>(<text:span text:style-name="T4">card</text:span> <text:span text:style-name="T1">=&gt;</text:span> {</text:p>
      <text:p text:style-name="P1"><text:span text:style-name="T1">let</text:span> <text:span text:style-name="T4">randomPos</text:span> = <text:span text:style-name="T10">Math</text:span>.<text:span text:style-name="T9">floor</text:span>(<text:span text:style-name="T10">Math</text:span>.<text:span text:style-name="T9">random</text:span>() * <text:span text:style-name="T5">12</text:span>);</text:p>
      <text:p text:style-name="P1"><text:span text:style-name="T4">card</text:span>.<text:span text:style-name="T4">style</text:span>.<text:span text:style-name="T4">order</text:span> = <text:span text:style-name="T4">randomPos</text:span>;</text:p>
      <text:p text:style-name="P1">});</text:p>
      <text:p text:style-name="P1">})()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5T15:42:43.85</meta:creation-date>
    <meta:document-statistic meta:table-count="0" meta:image-count="0" meta:object-count="0" meta:page-count="5" meta:paragraph-count="172" meta:word-count="433" meta:character-count="3357"/>
    <dc:date>2019-07-16T06:44:21.58</dc:date>
    <meta:editing-duration>PT4H27M52S</meta:editing-duration>
    <meta:editing-cycles>1</meta:editing-cycles>
    <meta:generator>OpenOffice/4.1.1$Win32 OpenOffice.org_project/411m6$Build-9775</meta:generator>
  </office:meta>
</office:document-meta>
</file>